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0210000002212BB50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L1"/>
    <style:style style:name="P2" style:family="paragraph" style:parent-style-name="Default_20_Text" style:list-style-name="L2"/>
    <style:style style:name="P3" style:family="paragraph" style:parent-style-name="Default_20_Text" style:list-style-name="L3"/>
    <style:style style:name="P4" style:family="paragraph" style:parent-style-name="Default_20_Text" style:list-style-name="L4"/>
    <style:style style:name="P5" style:family="paragraph" style:parent-style-name="Default_20_Text" style:list-style-name="L5"/>
    <text:list-style style:name="L1">
      <text:list-level-style-bullet text:level="1" text:style-name="Bullet_20_Symbols" text:bullet-char="•">
        <style:list-level-properties text:min-label-width="0.1575in"/>
        <style:text-properties style:font-name="Tahoma"/>
      </text:list-level-style-bullet>
      <text:list-level-style-bullet text:level="2" text:style-name="Bullet_20_Symbols" text:bullet-char="•">
        <style:list-level-properties text:space-before="0.1579in" text:min-label-width="0.1575in"/>
        <style:text-properties style:font-name="Tahoma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Tahoma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Tahoma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Tahoma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Tahoma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Tahoma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Tahoma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Tahoma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Tahoma"/>
      </text:list-level-style-bullet>
    </text:list-style>
    <text:list-style style:name="L2">
      <text:list-level-style-bullet text:level="1" text:style-name="Bullet_20_Symbols" text:bullet-char="•">
        <style:list-level-properties text:min-label-width="0.1575in"/>
        <style:text-properties style:font-name="Tahoma"/>
      </text:list-level-style-bullet>
      <text:list-level-style-bullet text:level="2" text:style-name="Bullet_20_Symbols" text:bullet-char="•">
        <style:list-level-properties text:space-before="0.1579in" text:min-label-width="0.1575in"/>
        <style:text-properties style:font-name="Tahoma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Tahoma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Tahoma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Tahoma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Tahoma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Tahoma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Tahoma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Tahoma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Tahoma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4">
      <text:list-level-style-image text:level="1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0.2917in" fo:text-indent="-0.2917in" fo:margin-left="0.2917in"/>
        </style:list-level-properties>
      </text:list-level-style-image>
      <text:list-level-style-image text:level="2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0.5835in" fo:text-indent="-0.2917in" fo:margin-left="0.5835in"/>
        </style:list-level-properties>
      </text:list-level-style-image>
      <text:list-level-style-image text:level="3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0.8752in" fo:text-indent="-0.2917in" fo:margin-left="0.8752in"/>
        </style:list-level-properties>
      </text:list-level-style-image>
      <text:list-level-style-image text:level="4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1.1665in" fo:text-indent="-0.2917in" fo:margin-left="1.1665in"/>
        </style:list-level-properties>
      </text:list-level-style-image>
      <text:list-level-style-image text:level="5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1.4583in" fo:text-indent="-0.2917in" fo:margin-left="1.4583in"/>
        </style:list-level-properties>
      </text:list-level-style-image>
      <text:list-level-style-image text:level="6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1.75in" fo:text-indent="-0.2917in" fo:margin-left="1.75in"/>
        </style:list-level-properties>
      </text:list-level-style-image>
      <text:list-level-style-image text:level="7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2.0417in" fo:text-indent="-0.2917in" fo:margin-left="2.0417in"/>
        </style:list-level-properties>
      </text:list-level-style-image>
      <text:list-level-style-image text:level="8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2.3335in" fo:text-indent="-0.2917in" fo:margin-left="2.3335in"/>
        </style:list-level-properties>
      </text:list-level-style-image>
      <text:list-level-style-image text:level="9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2.6252in" fo:text-indent="-0.2917in" fo:margin-left="2.6252in"/>
        </style:list-level-properties>
      </text:list-level-style-image>
      <text:list-level-style-image text:level="10" xlink:href="Pictures/10000000000000210000002212BB5094.png" xlink:type="simple" xlink:show="embed" xlink:actuate="onLoad">
        <style:list-level-properties text:list-level-position-and-space-mode="label-alignment" style:vertical-pos="middle" style:vertical-rel="line" fo:width="0.2126in" fo:height="0.2126in">
          <style:list-level-label-alignment text:label-followed-by="listtab" text:list-tab-stop-position="2.9165in" fo:text-indent="-0.2917in" fo:margin-left="2.9165in"/>
        </style:list-level-properties>
      </text:list-level-style-image>
    </text:list-style>
    <text:list-style style:name="L5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 text:display-levels="2">
        <style:list-level-properties text:space-before="0.1972in" text:min-label-width="0.1965in"/>
      </text:list-level-style-number>
      <text:list-level-style-number text:level="3" text:style-name="Numbering_20_Symbols" style:num-suffix="." style:num-format="1" text:display-levels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display-levels="4">
        <style:list-level-properties text:space-before="0.5909in" text:min-label-width="0.1965in"/>
      </text:list-level-style-number>
      <text:list-level-style-number text:level="5" text:style-name="Numbering_20_Symbols" style:num-suffix="." style:num-format="1" text:display-levels="5">
        <style:list-level-properties text:space-before="0.7874in" text:min-label-width="0.1965in"/>
      </text:list-level-style-number>
      <text:list-level-style-number text:level="6" text:style-name="Numbering_20_Symbols" style:num-suffix="." style:num-format="1" text:display-levels="6">
        <style:list-level-properties text:space-before="0.9846in" text:min-label-width="0.1965in"/>
      </text:list-level-style-number>
      <text:list-level-style-number text:level="7" text:style-name="Numbering_20_Symbols" style:num-suffix="." style:num-format="1" text:display-levels="7">
        <style:list-level-properties text:space-before="1.1815in" text:min-label-width="0.1965in"/>
      </text:list-level-style-number>
      <text:list-level-style-number text:level="8" text:style-name="Numbering_20_Symbols" style:num-suffix="." style:num-format="1" text:display-levels="8">
        <style:list-level-properties text:space-before="1.3787in" text:min-label-width="0.1965in"/>
      </text:list-level-style-number>
      <text:list-level-style-number text:level="9" text:style-name="Numbering_20_Symbols" style:num-suffix="." style:num-format="1" text:display-levels="9">
        <style:list-level-properties text:space-before="1.5752in" text:min-label-width="0.1965in"/>
      </text:list-level-style-number>
      <text:list-level-style-number text:level="10" text:style-name="Numbering_20_Symbols" style:num-suffix="." style:num-format="1" text:display-levels="10">
        <style:list-level-properties text:space-before="1.772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/>
      <text:p text:style-name="Default_20_Text">Bullet List:</text:p>
      <text:list xml:id="list30341552" text:style-name="L1">
        <text:list-header>
          <text:p text:style-name="P1">Bullet List Header1</text:p>
          <text:p text:style-name="P1">Bullet List Header2</text:p>
        </text:list-header>
        <text:list-item>
          <text:p text:style-name="P1">bullet item1</text:p>
        </text:list-item>
        <text:list-item>
          <text:p text:style-name="P1">bullet item2</text:p>
        </text:list-item>
        <text:list-item>
          <text:p text:style-name="P1">item3 with a bullet list</text:p>
          <text:list text:style-name="L2">
            <text:list-item>
              <text:p text:style-name="P2">sub list item 1</text:p>
            </text:list-item>
            <text:list-item>
              <text:p text:style-name="P2">sub list item 2</text:p>
            </text:list-item>
            <text:list-item>
              <text:p text:style-name="P2">sub list item 3</text:p>
            </text:list-item>
          </text:list>
        </text:list-item>
        <text:list-item>
          <text:p text:style-name="P1">bullet item4</text:p>
        </text:list-item>
      </text:list>
      <text:p text:style-name="Default_20_Text"/>
      <text:p text:style-name="Default_20_Text">Number List:</text:p>
      <text:list xml:id="list30330234" text:style-name="L3">
        <text:list-header>
          <text:p text:style-name="P3">Number List Header</text:p>
        </text:list-header>
        <text:list-item>
          <text:p text:style-name="P3">number item1</text:p>
        </text:list-item>
        <text:list-item>
          <text:p text:style-name="P3">number item2</text:p>
          <text:list>
            <text:list-item>
              <text:p text:style-name="P3">sub list item 1</text:p>
            </text:list-item>
            <text:list-item>
              <text:p text:style-name="P3">sub list item 2</text:p>
            </text:list-item>
            <text:list-item>
              <text:p text:style-name="P3">sub list item 3</text:p>
            </text:list-item>
          </text:list>
        </text:list-item>
        <text:list-item>
          <text:p text:style-name="P3">number item3</text:p>
        </text:list-item>
      </text:list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Salutation" style:family="paragraph" style:parent-style-name="Default_20_Text" style:class="text">
      <style:paragraph-properties text:number-lines="false" text:line-number="0"/>
    </style:style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First_20_Line_20_Indent" style:display-name="First Line Indent" style:family="paragraph" style:parent-style-name="Text_20_Body_20_Single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_20_Single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_20_Single" style:default-outline-level="10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Single" style:default-outline-level="5" style:list-level="1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_20_Single" style:default-outline-level="6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_20_Single" style:default-outline-level="7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_20_Single" style:default-outline-level="8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_20_Single" style:default-outline-level="9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_20_Single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_20_Single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Default_20_Text" style:class="text">
      <style:paragraph-properties text:number-lines="false" text:line-number="0"/>
    </style:style>
    <style:style style:name="Text_20_Body_20_Indent" style:display-name="Text Body Indent" style:family="paragraph" style:parent-style-name="Text_20_Body_20_Single">
      <style:paragraph-properties fo:margin-left="0.1965in" fo:margin-right="0in" fo:text-indent="0in" style:auto-text-indent="false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Default_20_Text" style:class="extra">
      <style:paragraph-properties fo:margin-top="0in" fo:margin-bottom="0.0417in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Default_20_Text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Head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right" style:display-name="Header right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Default_20_Text" style:next-style-name="Text_20_Body_20_Single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" style:family="paragraph" style:parent-style-name="Text_20_Body_20_Single" style:class="list"/>
    <style:style style:name="Bullet_20_1" style:display-name="Bullet 1" style:family="paragraph" style:parent-style-name="List">
      <style:paragraph-properties fo:margin-left="0.25in" fo:margin-right="0in" fo:margin-top="0in" fo:margin-bottom="0.083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Bullet_20_2" style:display-name="Bullet 2" style:family="paragraph" style:parent-style-name="List">
      <style:paragraph-properties fo:margin-left="0.5in" fo:margin-right="0in" fo:margin-top="0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List_20_3_20_End" style:display-name="List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fo:text-indent="0in" style:auto-text-indent="false"/>
    </style:style>
    <style:style style:name="List_20_4_20_End" style:display-name="List 4 End" style:family="paragraph" style:parent-style-name="List" style:class="list">
      <style:paragraph-properties fo:margin-left="1in" fo:margin-right="0in" fo:margin-top="0in" fo:margin-bottom="0.1665in" fo:text-indent="-0.25in" style:auto-text-indent="false"/>
    </style:style>
    <style:style style:name="List_20_4_20_Start" style:display-name="List 4 Start" style:family="paragraph" style:parent-style-name="List" style:class="list">
      <style:paragraph-properties fo:margin-left="1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fo:text-indent="0in" style:auto-text-indent="false"/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List_20_Contents" style:display-name="List Contents" style:family="paragraph" style:parent-style-name="Default_20_Text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Default_20_Text" style:next-style-name="List_20_Contents" style:class="html">
      <style:paragraph-properties fo:margin-left="0in" fo:margin-right="0in" fo:text-indent="0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_20_List_20_1" style:display-name="Number List 1" style:family="paragraph" style:parent-style-name="List">
      <style:paragraph-properties fo:margin-left="0.2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Numbering_20_2_20_Start" style:display-name="Numbering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Numbering_20_3_20_Start" style:display-name="Numbering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fo:text-indent="0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fo:text-indent="0in" style:auto-text-indent="false"/>
    </style:style>
    <style:style style:name="Numbering_20_5_20_End" style:display-name="Numbering 5 End" style:family="paragraph" style:parent-style-name="List" style:class="list">
      <style:paragraph-properties fo:margin-left="1.25in" fo:margin-right="0in" fo:margin-top="0in" fo:margin-bottom="0.1665in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Sender" style:family="paragraph" style:parent-style-name="Default_20_Text" style:class="extra">
      <style:paragraph-properties fo:margin-top="0in" fo:margin-bottom="0.0417in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Tahoma" style:font-family-generic="swiss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Tahoma" style:font-family-generic="swiss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Tahoma" style:font-family-generic="swiss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Tahoma" style:font-family-generic="swiss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Tahoma" style:font-family-generic="swiss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Tahoma" style:font-family-generic="swiss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Tahoma" style:font-family-generic="swiss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Tahoma" style:font-family-generic="swiss" style:font-charset="x-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Tahoma" style:font-family-generic="swiss" style:font-charset="x-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Tahoma" style:font-family-generic="swiss" style:font-charset="x-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Tahoma" style:font-family-generic="swiss" style:font-charset="x-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Tahoma" style:font-family-generic="swiss" style:font-charset="x-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Tahoma" style:font-family-generic="swiss" style:font-charset="x-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Tahoma" style:font-family-generic="swiss" style:font-charset="x-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Tahoma" style:font-family-generic="swiss" style:font-charset="x-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Tahoma" style:font-family-generic="swiss" style:font-charset="x-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Tahoma" style:font-family-generic="swiss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fo:font-family="Tahoma" style:font-family-generic="swiss" style:font-charset="x-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fo:font-family="Tahoma" style:font-family-generic="swiss" style:font-charset="x-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fo:font-family="Tahoma" style:font-family-generic="swiss" style:font-charset="x-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fo:font-family="Tahoma" style:font-family-generic="swiss" style:font-charset="x-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fo:font-family="Tahoma" style:font-family-generic="swiss" style:font-charset="x-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fo:font-family="Tahoma" style:font-family-generic="swiss" style:font-charset="x-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fo:font-family="Tahoma" style:font-family-generic="swiss" style:font-charset="x-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fo:font-family="Tahoma" style:font-family-generic="swiss" style:font-charset="x-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fo:font-family="Tahoma" style:font-family-generic="swiss" style:font-charset="x-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fo:font-family="Tahoma" style:font-family-generic="swiss" style:font-charset="x-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fo:font-family="Tahoma" style:font-family-generic="swiss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1" style:next-style-name="Standard"/>
    <style:master-page style:name="HTML" style:page-layout-name="Mpm4"/>
    <style:master-page style:name="Index" style:page-layout-name="Mpm1"/>
    <style:master-page style:name="Left_20_Page" style:display-name="Left Page" style:page-layout-name="Mpm5"/>
    <style:master-page style:name="Right_20_Page" style:display-name="Righ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Administrator</meta:initial-creator>
    <meta:creation-date>2011-01-26T10:19:06</meta:creation-date>
    <meta:editing-cycles>1</meta:editing-cycles>
    <dc:language>en</dc:language>
    <dc:date>2011-01-26T10:21:40.39</dc:date>
    <meta:editing-duration>PT0.734S</meta:editing-duration>
    <meta:document-statistic meta:table-count="0" meta:image-count="0" meta:object-count="0" meta:page-count="1" meta:paragraph-count="18" meta:word-count="69" meta:character-count="287"/>
    <meta:user-defined meta:name="Info 1"/>
    <meta:user-defined meta:name="Info 2"/>
    <meta:user-defined meta:name="Info 3"/>
    <meta:user-defined meta:name="Info 4"/>
  </office:meta>
</office:document-meta>
</file>